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8.009cm"/>
    </style:style>
    <style:style style:name="gr2" style:family="graphic" style:parent-style-name="standard">
      <style:graphic-properties draw:textarea-horizontal-align="justify" draw:textarea-vertical-align="middle" draw:auto-grow-height="false" fo:min-height="4.703cm" fo:min-width="8.009cm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standard">
      <style:graphic-properties draw:fill-color="#b80047" draw:textarea-horizontal-align="justify" draw:textarea-vertical-align="middle" draw:auto-grow-height="false" fo:min-height="1.279cm" fo:min-width="7.379cm"/>
    </style:style>
    <style:style style:name="gr5" style:family="graphic">
      <style:graphic-properties draw:textarea-horizontal-align="justify" draw:textarea-vertical-align="middle" draw:auto-grow-height="false" fo:min-height="1.528cm" fo:min-width="8.009cm"/>
    </style:style>
    <style:style style:name="gr6" style:family="graphic">
      <style:graphic-properties draw:textarea-horizontal-align="justify" draw:textarea-vertical-align="middle" draw:auto-grow-height="false" fo:min-height="4.068cm" fo:min-width="8.0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1.778cm" svg:x="6.715cm" svg:y="4.048cm">
          <text:p text:style-name="P1">First 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09cm" svg:height="1.778cm" svg:x="6.715cm" svg:y="6.588cm">
          <text:p text:style-name="P1">Last 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09cm" svg:height="4.953cm" svg:x="6.715cm" svg:y="9.255cm">
          <text:p text:style-name="P1">Profile Im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09cm" svg:height="1.778cm" svg:x="6.715cm" svg:y="15.097cm"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09cm" svg:height="1.778cm" svg:x="6.715cm" svg:y="17.637cm">
          <text:p text:style-name="P1">Ph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09cm" svg:height="1.778cm" svg:x="6.715cm" svg:y="22.59cm">
          <text:p text:style-name="P1">Quo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09cm" svg:height="1.778cm" svg:x="6.715cm" svg:y="20.177cm">
          <text:p text:style-name="P1">Web sit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954cm" svg:height="1.778cm" svg:x="4.556cm" svg:y="1.508cm">
          <draw:text-box>
            <text:p text:style-name="P2"><text:span text:style-name="T1">Mobile Presentation</text:span></text:p>
          </draw:text-box>
        </draw:frame>
        <draw:custom-shape draw:style-name="gr4" draw:text-style-name="P3" draw:layer="layout" svg:width="8.509cm" svg:height="1.651cm" svg:x="6.715cm" svg:y="25.003cm">
          <text:p text:style-name="P3"><text:span text:style-name="T2">Subm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2" draw:style-name="dp1" draw:master-page-name="Default">
        <draw:custom-shape draw:style-name="gr5" draw:text-style-name="P4" draw:layer="Layout" svg:width="8.509cm" svg:height="1.778cm" svg:x="2.016cm" svg:y="4.048cm">
          <text:p text:style-name="P4">First Nam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509cm" svg:height="1.778cm" svg:x="2.016cm" svg:y="6.588cm">
          <text:p text:style-name="P4">Last Nam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509cm" svg:height="4.318cm" svg:x="11.668cm" svg:y="4.048cm">
          <text:p text:style-name="P4">Profile Imag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509cm" svg:height="1.778cm" svg:x="2.016cm" svg:y="9.155cm">
          <text:p text:style-name="P4">Emai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509cm" svg:height="1.778cm" svg:x="11.668cm" svg:y="9.155cm">
          <text:p text:style-name="P4">Phon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509cm" svg:height="1.778cm" svg:x="11.668cm" svg:y="11.695cm">
          <text:p text:style-name="P4">Quot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509cm" svg:height="1.778cm" svg:x="2.016cm" svg:y="11.695cm">
          <text:p text:style-name="P4">Web sit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954cm" svg:height="1.778cm" svg:x="4.556cm" svg:y="1.508cm">
          <draw:text-box>
            <text:p text:style-name="P2"><text:span text:style-name="T1">Desktop Presentation</text:span></text:p>
          </draw:text-box>
        </draw:frame>
        <draw:custom-shape draw:style-name="gr4" draw:text-style-name="P3" draw:layer="layout" svg:width="8.509cm" svg:height="1.651cm" svg:x="11.668cm" svg:y="14.108cm">
          <text:p text:style-name="P3"><text:span text:style-name="T2">Subm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22:03:15.250352119</meta:creation-date>
    <dc:date>2018-03-12T22:48:54.305065900</dc:date>
    <meta:editing-duration>PT45M38S</meta:editing-duration>
    <meta:editing-cycles>4</meta:editing-cycles>
    <meta:generator>LibreOffice/4.3.7.2$MacOSX_x86 LibreOffice_project/8a35821d8636a03b8bf4e15b48f59794652c68ba</meta:generator>
    <meta:document-statistic meta:object-count="18"/>
  </office:meta>
</office:document-meta>
</file>